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9"/>
        <table:table-column table:style-name="co10" table:default-cell-style-name="ce19"/>
        <table:table-column table:style-name="co14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8" table:default-cell-style-name="ce19"/>
        <table:table-column table:style-name="co16" table:default-cell-style-name="ce19"/>
        <table:table-column table:style-name="co6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9" table:default-cell-style-name="ce19"/>
        <table:table-column table:style-name="co17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number-columns-repeated="226" table:default-cell-style-name="ce19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9"/>
            <table:table-cell table:style-name="ce46" office:value-type="string" calcext:value-type="string" table:number-columns-spanned="9" table:number-rows-spanned="1">
              <text:p>中 華 民 國 101 年 12 月 份</text:p>
            </table:table-cell>
            <table:covered-table-cell table:number-columns-repeated="8" table:style-name="ce46"/>
            <table:table-cell table:style-name="ce49" table:number-columns-repeated="2"/>
            <table:table-cell table:style-name="ce30" table:number-columns-repeated="8"/>
            <table:table-cell table:style-name="ce52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3"/>
            <table:table-cell table:style-name="ce48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3"/>
            <table:covered-table-cell table:style-name="ce51"/>
            <table:table-cell table:style-name="ce53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4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5"/>
            <table:covered-table-cell table:style-name="ce47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4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5"/>
            <table:covered-table-cell table:style-name="ce47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4"/>
            <table:table-cell table:number-columns-repeated="993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4"/>
            <table:table-cell table:number-columns-repeated="993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28" table:style-name="ce34"/>
            <table:table-cell table:style-name="ce55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78245" calcext:value-type="float">
            <text:p><text:s text:c="3"/>78,245</text:p>
          </table:table-cell>
          <table:table-cell table:style-name="ce35" office:value-type="float" office:value="3448" calcext:value-type="float">
            <text:p><text:s text:c="3"/>3,448</text:p>
          </table:table-cell>
          <table:table-cell table:style-name="ce35" office:value-type="float" office:value="7441" calcext:value-type="float">
            <text:p><text:s text:c="3"/>7,441</text:p>
          </table:table-cell>
          <table:table-cell table:style-name="ce35" office:value-type="float" office:value="5352" calcext:value-type="float">
            <text:p><text:s text:c="3"/>5,352</text:p>
          </table:table-cell>
          <table:table-cell table:style-name="ce35" office:value-type="float" office:value="2924" calcext:value-type="float">
            <text:p><text:s text:c="3"/>2,924</text:p>
          </table:table-cell>
          <table:table-cell table:style-name="ce35" office:value-type="float" office:value="1763" calcext:value-type="float">
            <text:p><text:s text:c="3"/>1,763</text:p>
          </table:table-cell>
          <table:table-cell table:style-name="ce35" office:value-type="float" office:value="2765" calcext:value-type="float">
            <text:p><text:s text:c="3"/>2,765</text:p>
          </table:table-cell>
          <table:table-cell table:style-name="ce35" office:value-type="float" office:value="8947" calcext:value-type="float">
            <text:p><text:s text:c="3"/>8,947</text:p>
          </table:table-cell>
          <table:table-cell table:style-name="ce35" office:value-type="float" office:value="179" calcext:value-type="float">
            <text:p><text:s text:c="3"/>179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5483" calcext:value-type="float">
            <text:p><text:s text:c="3"/>5,483</text:p>
          </table:table-cell>
          <table:table-cell table:style-name="ce35" office:value-type="float" office:value="38203" calcext:value-type="float">
            <text:p><text:s text:c="3"/>38,203</text:p>
          </table:table-cell>
          <table:table-cell table:style-name="ce35" office:value-type="float" office:value="1734" calcext:value-type="float">
            <text:p><text:s text:c="3"/>1,73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76803" calcext:value-type="float">
            <text:p><text:s text:c="3"/>76,803</text:p>
          </table:table-cell>
          <table:table-cell table:style-name="ce35" office:value-type="float" office:value="3697" calcext:value-type="float">
            <text:p><text:s text:c="3"/>3,697</text:p>
          </table:table-cell>
          <table:table-cell table:style-name="ce35" office:value-type="float" office:value="7098" calcext:value-type="float">
            <text:p><text:s text:c="3"/>7,098</text:p>
          </table:table-cell>
          <table:table-cell table:style-name="ce35" office:value-type="float" office:value="5905" calcext:value-type="float">
            <text:p><text:s text:c="3"/>5,905</text:p>
          </table:table-cell>
          <table:table-cell table:style-name="ce35" office:value-type="float" office:value="3139" calcext:value-type="float">
            <text:p><text:s text:c="3"/>3,139</text:p>
          </table:table-cell>
          <table:table-cell table:style-name="ce35" office:value-type="float" office:value="1722" calcext:value-type="float">
            <text:p><text:s text:c="3"/>1,722</text:p>
          </table:table-cell>
          <table:table-cell table:style-name="ce35" office:value-type="float" office:value="2434" calcext:value-type="float">
            <text:p><text:s text:c="3"/>2,434</text:p>
          </table:table-cell>
          <table:table-cell table:style-name="ce35" office:value-type="float" office:value="8198" calcext:value-type="float">
            <text:p><text:s text:c="3"/>8,198</text:p>
          </table:table-cell>
          <table:table-cell table:style-name="ce35" office:value-type="float" office:value="873" calcext:value-type="float">
            <text:p><text:s text:c="3"/>873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5482" calcext:value-type="float">
            <text:p><text:s text:c="3"/>5,482</text:p>
          </table:table-cell>
          <table:table-cell table:style-name="ce35" office:value-type="float" office:value="38202" calcext:value-type="float">
            <text:p><text:s text:c="3"/>38,202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56" office:value-type="float" office:value="1442" calcext:value-type="float">
            <text:p>1,442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34548" calcext:value-type="float">
            <text:p><text:s text:c="3"/>34,548</text:p>
          </table:table-cell>
          <table:table-cell table:style-name="ce35" office:value-type="float" office:value="1611" calcext:value-type="float">
            <text:p><text:s text:c="3"/>1,611</text:p>
          </table:table-cell>
          <table:table-cell table:style-name="ce35" office:value-type="float" office:value="3443" calcext:value-type="float">
            <text:p><text:s text:c="3"/>3,443</text:p>
          </table:table-cell>
          <table:table-cell table:style-name="ce35" office:value-type="float" office:value="2520" calcext:value-type="float">
            <text:p><text:s text:c="3"/>2,520</text:p>
          </table:table-cell>
          <table:table-cell table:style-name="ce35" office:value-type="float" office:value="1276" calcext:value-type="float">
            <text:p><text:s text:c="3"/>1,276</text:p>
          </table:table-cell>
          <table:table-cell table:style-name="ce35" office:value-type="float" office:value="772" calcext:value-type="float">
            <text:p><text:s text:c="3"/>772</text:p>
          </table:table-cell>
          <table:table-cell table:style-name="ce35" office:value-type="float" office:value="1282" calcext:value-type="float">
            <text:p><text:s text:c="3"/>1,282</text:p>
          </table:table-cell>
          <table:table-cell table:style-name="ce35" office:value-type="float" office:value="3851" calcext:value-type="float">
            <text:p><text:s text:c="3"/>3,851</text:p>
          </table:table-cell>
          <table:table-cell table:style-name="ce35" office:value-type="float" office:value="101" calcext:value-type="float">
            <text:p><text:s text:c="3"/>101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424" calcext:value-type="float">
            <text:p><text:s text:c="3"/>2,424</text:p>
          </table:table-cell>
          <table:table-cell table:style-name="ce35" office:value-type="float" office:value="16863" calcext:value-type="float">
            <text:p><text:s text:c="3"/>16,863</text:p>
          </table:table-cell>
          <table:table-cell table:style-name="ce35" office:value-type="float" office:value="400" calcext:value-type="float">
            <text:p><text:s text:c="3"/>400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34152" calcext:value-type="float">
            <text:p><text:s text:c="3"/>34,152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3140" calcext:value-type="float">
            <text:p><text:s text:c="3"/>3,140</text:p>
          </table:table-cell>
          <table:table-cell table:style-name="ce35" office:value-type="float" office:value="2672" calcext:value-type="float">
            <text:p><text:s text:c="3"/>2,672</text:p>
          </table:table-cell>
          <table:table-cell table:style-name="ce35" office:value-type="float" office:value="1343" calcext:value-type="float">
            <text:p><text:s text:c="3"/>1,343</text:p>
          </table:table-cell>
          <table:table-cell table:style-name="ce35" office:value-type="float" office:value="734" calcext:value-type="float">
            <text:p><text:s text:c="3"/>734</text:p>
          </table:table-cell>
          <table:table-cell table:style-name="ce35" office:value-type="float" office:value="1037" calcext:value-type="float">
            <text:p><text:s text:c="3"/>1,037</text:p>
          </table:table-cell>
          <table:table-cell table:style-name="ce35" office:value-type="float" office:value="3826" calcext:value-type="float">
            <text:p><text:s text:c="3"/>3,826</text:p>
          </table:table-cell>
          <table:table-cell table:style-name="ce35" office:value-type="float" office:value="491" calcext:value-type="float">
            <text:p><text:s text:c="3"/>491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423" calcext:value-type="float">
            <text:p><text:s text:c="3"/>2,423</text:p>
          </table:table-cell>
          <table:table-cell table:style-name="ce35" office:value-type="float" office:value="16862" calcext:value-type="float">
            <text:p><text:s text:c="3"/>16,862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57" office:value-type="float" office:value="396" calcext:value-type="float">
            <text:p>396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6" office:value-type="float" office:value="43697" calcext:value-type="float">
            <text:p><text:s text:c="3"/>43,697</text:p>
          </table:table-cell>
          <table:table-cell table:style-name="ce36" office:value-type="float" office:value="1837" calcext:value-type="float">
            <text:p><text:s text:c="3"/>1,837</text:p>
          </table:table-cell>
          <table:table-cell table:style-name="ce36" office:value-type="float" office:value="3998" calcext:value-type="float">
            <text:p><text:s text:c="3"/>3,998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1648" calcext:value-type="float">
            <text:p><text:s text:c="3"/>1,648</text:p>
          </table:table-cell>
          <table:table-cell table:style-name="ce36" office:value-type="float" office:value="991" calcext:value-type="float">
            <text:p><text:s text:c="3"/>991</text:p>
          </table:table-cell>
          <table:table-cell table:style-name="ce36" office:value-type="float" office:value="1483" calcext:value-type="float">
            <text:p><text:s text:c="3"/>1,483</text:p>
          </table:table-cell>
          <table:table-cell table:style-name="ce36" office:value-type="float" office:value="5096" calcext:value-type="float">
            <text:p><text:s text:c="3"/>5,096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059" calcext:value-type="float">
            <text:p><text:s text:c="3"/>3,059</text:p>
          </table:table-cell>
          <table:table-cell table:style-name="ce36" office:value-type="float" office:value="21340" calcext:value-type="float">
            <text:p><text:s text:c="3"/>21,340</text:p>
          </table:table-cell>
          <table:table-cell table:style-name="ce36" office:value-type="float" office:value="1334" calcext:value-type="float">
            <text:p><text:s text:c="3"/>1,33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2651" calcext:value-type="float">
            <text:p><text:s text:c="3"/>42,651</text:p>
          </table:table-cell>
          <table:table-cell table:style-name="ce36" office:value-type="float" office:value="2093" calcext:value-type="float">
            <text:p><text:s text:c="3"/>2,093</text:p>
          </table:table-cell>
          <table:table-cell table:style-name="ce36" office:value-type="float" office:value="3958" calcext:value-type="float">
            <text:p><text:s text:c="3"/>3,958</text:p>
          </table:table-cell>
          <table:table-cell table:style-name="ce36" office:value-type="float" office:value="3233" calcext:value-type="float">
            <text:p><text:s text:c="3"/>3,233</text:p>
          </table:table-cell>
          <table:table-cell table:style-name="ce36" office:value-type="float" office:value="1796" calcext:value-type="float">
            <text:p><text:s text:c="3"/>1,796</text:p>
          </table:table-cell>
          <table:table-cell table:style-name="ce36" office:value-type="float" office:value="988" calcext:value-type="float">
            <text:p><text:s text:c="3"/>988</text:p>
          </table:table-cell>
          <table:table-cell table:style-name="ce36" office:value-type="float" office:value="1397" calcext:value-type="float">
            <text:p><text:s text:c="3"/>1,397</text:p>
          </table:table-cell>
          <table:table-cell table:style-name="ce36" office:value-type="float" office:value="4372" calcext:value-type="float">
            <text:p><text:s text:c="3"/>4,372</text:p>
          </table:table-cell>
          <table:table-cell table:style-name="ce36" office:value-type="float" office:value="382" calcext:value-type="float">
            <text:p><text:s text:c="3"/>382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059" calcext:value-type="float">
            <text:p><text:s text:c="3"/>3,059</text:p>
          </table:table-cell>
          <table:table-cell table:style-name="ce36" office:value-type="float" office:value="21340" calcext:value-type="float">
            <text:p><text:s text:c="3"/>21,340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58" office:value-type="float" office:value="1046" calcext:value-type="float">
            <text:p>1,046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7" office:value-type="float" office:value="13931" calcext:value-type="float">
            <text:p>13,931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400" calcext:value-type="float">
            <text:p>3,400</text:p>
          </table:table-cell>
          <table:table-cell table:style-name="ce37" office:value-type="float" office:value="367" calcext:value-type="float">
            <text:p>367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2753" calcext:value-type="float">
            <text:p>2,753</text:p>
          </table:table-cell>
          <table:table-cell table:style-name="ce37" office:value-type="float" office:value="45" calcext:value-type="float">
            <text:p>4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782" calcext:value-type="float">
            <text:p>5,782</text:p>
          </table:table-cell>
          <table:table-cell table:style-name="ce37" office:value-type="float" office:value="351" calcext:value-type="float">
            <text:p>35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3994" calcext:value-type="float">
            <text:p>13,994</text:p>
          </table:table-cell>
          <table:table-cell table:style-name="ce37" office:value-type="float" office:value="762" calcext:value-type="float">
            <text:p>76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426" calcext:value-type="float">
            <text:p>3,426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2989" calcext:value-type="float">
            <text:p>2,989</text:p>
          </table:table-cell>
          <table:table-cell table:style-name="ce37" office:value-type="float" office:value="237" calcext:value-type="float">
            <text:p>23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781" calcext:value-type="float">
            <text:p>5,781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59" office:value-type="float" office:value="-63" calcext:value-type="float">
            <text:p><text:s text:c="7"/>－63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6034" calcext:value-type="float">
            <text:p>6,034</text:p>
          </table:table-cell>
          <table:table-cell table:style-name="ce38" office:value-type="float" office:value="307" calcext:value-type="float">
            <text:p>30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74" calcext:value-type="float">
            <text:p>1,574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1155" calcext:value-type="float">
            <text:p>1,155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480" calcext:value-type="float">
            <text:p>2,480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265" calcext:value-type="float">
            <text:p>6,265</text:p>
          </table:table-cell>
          <table:table-cell table:style-name="ce38" office:value-type="float" office:value="339" calcext:value-type="float">
            <text:p>33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48" calcext:value-type="float">
            <text:p>1,548</text:p>
          </table:table-cell>
          <table:table-cell table:style-name="ce38" office:value-type="float" office:value="161" calcext:value-type="float">
            <text:p>161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413" calcext:value-type="float">
            <text:p>1,413</text:p>
          </table:table-cell>
          <table:table-cell table:style-name="ce38" office:value-type="float" office:value="130" calcext:value-type="float">
            <text:p>13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479" calcext:value-type="float">
            <text:p>2,47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-</text:p>
          </table:table-cell>
          <table:table-cell table:style-name="ce60" office:value-type="float" office:value="-231" calcext:value-type="float">
            <text:p><text:s text:c="7"/>－231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9" office:value-type="float" office:value="7897" calcext:value-type="float">
            <text:p>7,897</text:p>
          </table:table-cell>
          <table:table-cell table:style-name="ce39" office:value-type="float" office:value="391" calcext:value-type="float">
            <text:p>39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26" calcext:value-type="float">
            <text:p>1,826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1598" calcext:value-type="float">
            <text:p>1,598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302" calcext:value-type="float">
            <text:p>3,302</text:p>
          </table:table-cell>
          <table:table-cell table:style-name="ce39" office:value-type="float" office:value="246" calcext:value-type="float">
            <text:p>24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729" calcext:value-type="float">
            <text:p>7,729</text:p>
          </table:table-cell>
          <table:table-cell table:style-name="ce39" office:value-type="float" office:value="423" calcext:value-type="float">
            <text:p>42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78" calcext:value-type="float">
            <text:p>1,878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576" calcext:value-type="float">
            <text:p>1,576</text:p>
          </table:table-cell>
          <table:table-cell table:style-name="ce39" office:value-type="float" office:value="107" calcext:value-type="float">
            <text:p>10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302" calcext:value-type="float">
            <text:p>3,30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168" calcext:value-type="float">
            <text:p>168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7" office:value-type="float" office:value="11534" calcext:value-type="float">
            <text:p>11,534</text:p>
          </table:table-cell>
          <table:table-cell table:style-name="ce37" office:value-type="float" office:value="1184" calcext:value-type="float">
            <text:p>1,184</text:p>
          </table:table-cell>
          <table:table-cell table:style-name="ce37" office:value-type="float" office:value="3426" calcext:value-type="float">
            <text:p>3,42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1724" calcext:value-type="float">
            <text:p>1,724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4139" calcext:value-type="float">
            <text:p>4,139</text:p>
          </table:table-cell>
          <table:table-cell table:style-name="ce37" office:value-type="float" office:value="303" calcext:value-type="float">
            <text:p>30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0932" calcext:value-type="float">
            <text:p>10,932</text:p>
          </table:table-cell>
          <table:table-cell table:style-name="ce37" office:value-type="float" office:value="1424" calcext:value-type="float">
            <text:p>1,424</text:p>
          </table:table-cell>
          <table:table-cell table:style-name="ce37" office:value-type="float" office:value="3400" calcext:value-type="float">
            <text:p>3,40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1362" calcext:value-type="float">
            <text:p>1,362</text:p>
          </table:table-cell>
          <table:table-cell table:style-name="ce37" office:value-type="float" office:value="81" calcext:value-type="float">
            <text:p>8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4139" calcext:value-type="float">
            <text:p>4,13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" calcext:value-type="float">
            <text:p>3</text:p>
          </table:table-cell>
          <table:table-cell table:style-name="ce59" office:value-type="float" office:value="602" calcext:value-type="float">
            <text:p>602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5225" calcext:value-type="float">
            <text:p>5,225</text:p>
          </table:table-cell>
          <table:table-cell table:style-name="ce38" office:value-type="float" office:value="529" calcext:value-type="float">
            <text:p>529</text:p>
          </table:table-cell>
          <table:table-cell table:style-name="ce38" office:value-type="float" office:value="1548" calcext:value-type="float">
            <text:p>1,54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785" calcext:value-type="float">
            <text:p>785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919" calcext:value-type="float">
            <text:p>1,919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039" calcext:value-type="float">
            <text:p>5,039</text:p>
          </table:table-cell>
          <table:table-cell table:style-name="ce38" office:value-type="float" office:value="591" calcext:value-type="float">
            <text:p>591</text:p>
          </table:table-cell>
          <table:table-cell table:style-name="ce38" office:value-type="float" office:value="1574" calcext:value-type="float">
            <text:p>1,57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3" calcext:value-type="float">
            <text:p>113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668" calcext:value-type="float">
            <text:p>668</text:p>
          </table:table-cell>
          <table:table-cell table:style-name="ce38" office:value-type="float" office:value="46" calcext:value-type="float">
            <text:p>4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919" calcext:value-type="float">
            <text:p>1,91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" calcext:value-type="float">
            <text:p>1</text:p>
          </table:table-cell>
          <table:table-cell table:style-name="ce60" office:value-type="float" office:value="186" calcext:value-type="float">
            <text:p>186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9" office:value-type="float" office:value="6309" calcext:value-type="float">
            <text:p>6,309</text:p>
          </table:table-cell>
          <table:table-cell table:style-name="ce39" office:value-type="float" office:value="655" calcext:value-type="float">
            <text:p>655</text:p>
          </table:table-cell>
          <table:table-cell table:style-name="ce39" office:value-type="float" office:value="1878" calcext:value-type="float">
            <text:p>1,87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174" calcext:value-type="float">
            <text:p>174</text:p>
          </table:table-cell>
          <table:table-cell table:style-name="ce39" office:value-type="float" office:value="939" calcext:value-type="float">
            <text:p>939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220" calcext:value-type="float">
            <text:p>2,220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893" calcext:value-type="float">
            <text:p>5,893</text:p>
          </table:table-cell>
          <table:table-cell table:style-name="ce39" office:value-type="float" office:value="833" calcext:value-type="float">
            <text:p>833</text:p>
          </table:table-cell>
          <table:table-cell table:style-name="ce39" office:value-type="float" office:value="1826" calcext:value-type="float">
            <text:p>1,82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694" calcext:value-type="float">
            <text:p>694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220" calcext:value-type="float">
            <text:p>2,22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416" calcext:value-type="float">
            <text:p>416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7" office:value-type="float" office:value="9838" calcext:value-type="float">
            <text:p>9,838</text:p>
          </table:table-cell>
          <table:table-cell table:style-name="ce37" office:value-type="float" office:value="327" calcext:value-type="float">
            <text:p>327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231" calcext:value-type="float">
            <text:p>231</text:p>
          </table:table-cell>
          <table:table-cell table:style-name="ce37" office:value-type="float" office:value="2128" calcext:value-type="float">
            <text:p>2,128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6185" calcext:value-type="float">
            <text:p>6,185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440" calcext:value-type="float">
            <text:p>9,440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367" calcext:value-type="float">
            <text:p>367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1876" calcext:value-type="float">
            <text:p>1,876</text:p>
          </table:table-cell>
          <table:table-cell table:style-name="ce37" office:value-type="float" office:value="77" calcext:value-type="float">
            <text:p>7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6185" calcext:value-type="float">
            <text:p>6,185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62" office:value-type="float" office:value="398" calcext:value-type="float">
            <text:p>398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4219" calcext:value-type="float">
            <text:p>4,219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161" calcext:value-type="float">
            <text:p>161</text:p>
          </table:table-cell>
          <table:table-cell table:style-name="ce38" office:value-type="float" office:value="113" calcext:value-type="float">
            <text:p>11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872" calcext:value-type="float">
            <text:p>872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675" calcext:value-type="float">
            <text:p>2,675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093" calcext:value-type="float">
            <text:p>4,093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810" calcext:value-type="float">
            <text:p>810</text:p>
          </table:table-cell>
          <table:table-cell table:style-name="ce38" office:value-type="float" office:value="43" calcext:value-type="float">
            <text:p>4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675" calcext:value-type="float">
            <text:p>2,67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63" office:value-type="float" office:value="126" calcext:value-type="float">
            <text:p>126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5619" calcext:value-type="float">
            <text:p>5,619</text:p>
          </table:table-cell>
          <table:table-cell table:style-name="ce39" office:value-type="float" office:value="176" calcext:value-type="float">
            <text:p>17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1256" calcext:value-type="float">
            <text:p>1,256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510" calcext:value-type="float">
            <text:p>3,510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347" calcext:value-type="float">
            <text:p>5,347</text:p>
          </table:table-cell>
          <table:table-cell table:style-name="ce39" office:value-type="float" office:value="188" calcext:value-type="float">
            <text:p>188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66" calcext:value-type="float">
            <text:p>1,066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510" calcext:value-type="float">
            <text:p>3,51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64" office:value-type="float" office:value="272" calcext:value-type="float">
            <text:p>272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7" office:value-type="float" office:value="5751" calcext:value-type="float">
            <text:p>5,751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98" calcext:value-type="float">
            <text:p>598</text:p>
          </table:table-cell>
          <table:table-cell table:style-name="ce37" office:value-type="float" office:value="653" calcext:value-type="float">
            <text:p>653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795" calcext:value-type="float">
            <text:p>3,795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702" calcext:value-type="float">
            <text:p>5,702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646" calcext:value-type="float">
            <text:p>646</text:p>
          </table:table-cell>
          <table:table-cell table:style-name="ce37" office:value-type="float" office:value="66" calcext:value-type="float">
            <text:p>6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795" calcext:value-type="float">
            <text:p>3,795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62" office:value-type="float" office:value="49" calcext:value-type="float">
            <text:p>49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2473" calcext:value-type="float">
            <text:p>2,473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68" calcext:value-type="float">
            <text:p>268</text:p>
          </table:table-cell>
          <table:table-cell table:style-name="ce38" office:value-type="float" office:value="261" calcext:value-type="float">
            <text:p>261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653" calcext:value-type="float">
            <text:p>1,653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486" calcext:value-type="float">
            <text:p>2,486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6" calcext:value-type="float">
            <text:p>186</text:p>
          </table:table-cell>
          <table:table-cell table:style-name="ce38" office:value-type="float" office:value="298" calcext:value-type="float">
            <text:p>298</text:p>
          </table:table-cell>
          <table:table-cell table:style-name="ce38" office:value-type="float" office:value="37" calcext:value-type="float">
            <text:p>3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653" calcext:value-type="float">
            <text:p>1,65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3" office:value-type="float" office:value="-13" calcext:value-type="float">
            <text:p><text:s text:c="7"/>－13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3278" calcext:value-type="float">
            <text:p>3,278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392" calcext:value-type="float">
            <text:p>392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142" calcext:value-type="float">
            <text:p>2,142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16" calcext:value-type="float">
            <text:p>3,216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float" office:value="348" calcext:value-type="float">
            <text:p>348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142" calcext:value-type="float">
            <text:p>2,14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64" office:value-type="float" office:value="62" calcext:value-type="float">
            <text:p>62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7" office:value-type="float" office:value="9638" calcext:value-type="float">
            <text:p>9,638</text:p>
          </table:table-cell>
          <table:table-cell table:style-name="ce37" office:value-type="float" office:value="354" calcext:value-type="float">
            <text:p>354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365" calcext:value-type="float">
            <text:p>1,365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6695" calcext:value-type="float">
            <text:p>6,695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9791" calcext:value-type="float">
            <text:p>9,791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231" calcext:value-type="float">
            <text:p>231</text:p>
          </table:table-cell>
          <table:table-cell table:style-name="ce37" office:value-type="float" office:value="598" calcext:value-type="float">
            <text:p>59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257" calcext:value-type="float">
            <text:p>1,257</text:p>
          </table:table-cell>
          <table:table-cell table:style-name="ce37" office:value-type="float" office:value="88" calcext:value-type="float">
            <text:p>8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6695" calcext:value-type="float">
            <text:p>6,69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62" office:value-type="float" office:value="-153" calcext:value-type="float">
            <text:p><text:s text:c="7"/>－153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4265" calcext:value-type="float">
            <text:p>4,265</text:p>
          </table:table-cell>
          <table:table-cell table:style-name="ce38" office:value-type="float" office:value="169" calcext:value-type="float">
            <text:p>169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186" calcext:value-type="float">
            <text:p>18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98" calcext:value-type="float">
            <text:p>598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023" calcext:value-type="float">
            <text:p>3,02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444" calcext:value-type="float">
            <text:p>4,444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268" calcext:value-type="float">
            <text:p>26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01" calcext:value-type="float">
            <text:p>601</text:p>
          </table:table-cell>
          <table:table-cell table:style-name="ce38" office:value-type="float" office:value="55" calcext:value-type="float">
            <text:p>5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023" calcext:value-type="float">
            <text:p>3,02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63" office:value-type="float" office:value="-179" calcext:value-type="float">
            <text:p><text:s text:c="7"/>－179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9" office:value-type="float" office:value="5373" calcext:value-type="float">
            <text:p>5,373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67" calcext:value-type="float">
            <text:p>767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672" calcext:value-type="float">
            <text:p>3,672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347" calcext:value-type="float">
            <text:p>5,347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174" calcext:value-type="float">
            <text:p>174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56" calcext:value-type="float">
            <text:p>656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672" calcext:value-type="float">
            <text:p>3,672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4" office:value-type="float" office:value="26" calcext:value-type="float">
            <text:p>26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7" office:value-type="float" office:value="26512" calcext:value-type="float">
            <text:p>26,512</text:p>
          </table:table-cell>
          <table:table-cell table:style-name="ce37" office:value-type="float" office:value="742" calcext:value-type="float">
            <text:p>742</text:p>
          </table:table-cell>
          <table:table-cell table:style-name="ce37" office:value-type="float" office:value="2989" calcext:value-type="float">
            <text:p>2,989</text:p>
          </table:table-cell>
          <table:table-cell table:style-name="ce37" office:value-type="float" office:value="1362" calcext:value-type="float">
            <text:p>1,362</text:p>
          </table:table-cell>
          <table:table-cell table:style-name="ce37" office:value-type="float" office:value="1876" calcext:value-type="float">
            <text:p>1,876</text:p>
          </table:table-cell>
          <table:table-cell table:style-name="ce37" office:value-type="float" office:value="646" calcext:value-type="float">
            <text:p>646</text:p>
          </table:table-cell>
          <table:table-cell table:style-name="ce37" office:value-type="float" office:value="1257" calcext:value-type="float">
            <text:p>1,25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483" calcext:value-type="float">
            <text:p>5,483</text:p>
          </table:table-cell>
          <table:table-cell table:style-name="ce37" office:value-type="float" office:value="11456" calcext:value-type="float">
            <text:p>11,456</text:p>
          </table:table-cell>
          <table:table-cell table:style-name="ce37" office:value-type="float" office:value="632" calcext:value-type="float">
            <text:p>63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6606" calcext:value-type="float">
            <text:p>26,606</text:p>
          </table:table-cell>
          <table:table-cell table:style-name="ce37" office:value-type="float" office:value="709" calcext:value-type="float">
            <text:p>709</text:p>
          </table:table-cell>
          <table:table-cell table:style-name="ce37" office:value-type="float" office:value="2751" calcext:value-type="float">
            <text:p>2,751</text:p>
          </table:table-cell>
          <table:table-cell table:style-name="ce37" office:value-type="float" office:value="1724" calcext:value-type="float">
            <text:p>1,724</text:p>
          </table:table-cell>
          <table:table-cell table:style-name="ce37" office:value-type="float" office:value="2128" calcext:value-type="float">
            <text:p>2,128</text:p>
          </table:table-cell>
          <table:table-cell table:style-name="ce37" office:value-type="float" office:value="653" calcext:value-type="float">
            <text:p>653</text:p>
          </table:table-cell>
          <table:table-cell table:style-name="ce37" office:value-type="float" office:value="1365" calcext:value-type="float">
            <text:p>1,36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482" calcext:value-type="float">
            <text:p>5,482</text:p>
          </table:table-cell>
          <table:table-cell table:style-name="ce37" office:value-type="float" office:value="11456" calcext:value-type="float">
            <text:p>11,45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" calcext:value-type="float">
            <text:p>4</text:p>
          </table:table-cell>
          <table:table-cell table:style-name="ce62" office:value-type="float" office:value="-94" calcext:value-type="float">
            <text:p><text:s text:c="7"/>－94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11750" calcext:value-type="float">
            <text:p>11,750</text:p>
          </table:table-cell>
          <table:table-cell table:style-name="ce38" office:value-type="float" office:value="377" calcext:value-type="float">
            <text:p>377</text:p>
          </table:table-cell>
          <table:table-cell table:style-name="ce38" office:value-type="float" office:value="1413" calcext:value-type="float">
            <text:p>1,413</text:p>
          </table:table-cell>
          <table:table-cell table:style-name="ce38" office:value-type="float" office:value="668" calcext:value-type="float">
            <text:p>668</text:p>
          </table:table-cell>
          <table:table-cell table:style-name="ce38" office:value-type="float" office:value="810" calcext:value-type="float">
            <text:p>810</text:p>
          </table:table-cell>
          <table:table-cell table:style-name="ce38" office:value-type="float" office:value="298" calcext:value-type="float">
            <text:p>298</text:p>
          </table:table-cell>
          <table:table-cell table:style-name="ce38" office:value-type="float" office:value="601" calcext:value-type="float">
            <text:p>60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424" calcext:value-type="float">
            <text:p>2,424</text:p>
          </table:table-cell>
          <table:table-cell table:style-name="ce38" office:value-type="float" office:value="5031" calcext:value-type="float">
            <text:p>5,031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1637" calcext:value-type="float">
            <text:p>11,637</text:p>
          </table:table-cell>
          <table:table-cell table:style-name="ce38" office:value-type="float" office:value="331" calcext:value-type="float">
            <text:p>331</text:p>
          </table:table-cell>
          <table:table-cell table:style-name="ce38" office:value-type="float" office:value="1153" calcext:value-type="float">
            <text:p>1,153</text:p>
          </table:table-cell>
          <table:table-cell table:style-name="ce38" office:value-type="float" office:value="785" calcext:value-type="float">
            <text:p>785</text:p>
          </table:table-cell>
          <table:table-cell table:style-name="ce38" office:value-type="float" office:value="872" calcext:value-type="float">
            <text:p>872</text:p>
          </table:table-cell>
          <table:table-cell table:style-name="ce38" office:value-type="float" office:value="261" calcext:value-type="float">
            <text:p>261</text:p>
          </table:table-cell>
          <table:table-cell table:style-name="ce38" office:value-type="float" office:value="598" calcext:value-type="float">
            <text:p>59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423" calcext:value-type="float">
            <text:p>2,423</text:p>
          </table:table-cell>
          <table:table-cell table:style-name="ce38" office:value-type="float" office:value="5031" calcext:value-type="float">
            <text:p>5,03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-</text:p>
          </table:table-cell>
          <table:table-cell table:style-name="ce63" office:value-type="float" office:value="113" calcext:value-type="float">
            <text:p>113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14762" calcext:value-type="float">
            <text:p>14,762</text:p>
          </table:table-cell>
          <table:table-cell table:style-name="ce39" office:value-type="float" office:value="365" calcext:value-type="float">
            <text:p>365</text:p>
          </table:table-cell>
          <table:table-cell table:style-name="ce39" office:value-type="float" office:value="1576" calcext:value-type="float">
            <text:p>1,576</text:p>
          </table:table-cell>
          <table:table-cell table:style-name="ce39" office:value-type="float" office:value="694" calcext:value-type="float">
            <text:p>694</text:p>
          </table:table-cell>
          <table:table-cell table:style-name="ce39" office:value-type="float" office:value="1066" calcext:value-type="float">
            <text:p>1,066</text:p>
          </table:table-cell>
          <table:table-cell table:style-name="ce39" office:value-type="float" office:value="348" calcext:value-type="float">
            <text:p>348</text:p>
          </table:table-cell>
          <table:table-cell table:style-name="ce39" office:value-type="float" office:value="656" calcext:value-type="float">
            <text:p>65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059" calcext:value-type="float">
            <text:p>3,059</text:p>
          </table:table-cell>
          <table:table-cell table:style-name="ce39" office:value-type="float" office:value="6425" calcext:value-type="float">
            <text:p>6,425</text:p>
          </table:table-cell>
          <table:table-cell table:style-name="ce39" office:value-type="float" office:value="541" calcext:value-type="float">
            <text:p>54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969" calcext:value-type="float">
            <text:p>14,969</text:p>
          </table:table-cell>
          <table:table-cell table:style-name="ce39" office:value-type="float" office:value="378" calcext:value-type="float">
            <text:p>378</text:p>
          </table:table-cell>
          <table:table-cell table:style-name="ce39" office:value-type="float" office:value="1598" calcext:value-type="float">
            <text:p>1,598</text:p>
          </table:table-cell>
          <table:table-cell table:style-name="ce39" office:value-type="float" office:value="939" calcext:value-type="float">
            <text:p>939</text:p>
          </table:table-cell>
          <table:table-cell table:style-name="ce39" office:value-type="float" office:value="1256" calcext:value-type="float">
            <text:p>1,256</text:p>
          </table:table-cell>
          <table:table-cell table:style-name="ce39" office:value-type="float" office:value="392" calcext:value-type="float">
            <text:p>392</text:p>
          </table:table-cell>
          <table:table-cell table:style-name="ce39" office:value-type="float" office:value="767" calcext:value-type="float">
            <text:p>76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059" calcext:value-type="float">
            <text:p>3,059</text:p>
          </table:table-cell>
          <table:table-cell table:style-name="ce39" office:value-type="float" office:value="6425" calcext:value-type="float">
            <text:p>6,42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64" office:value-type="float" office:value="-207" calcext:value-type="float">
            <text:p><text:s text:c="7"/>－207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609" calcext:value-type="float">
            <text:p>1,609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124" calcext:value-type="float">
            <text:p>124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94" calcext:value-type="float">
            <text:p>194</text:p>
          </table:table-cell>
          <table:table-cell table:style-name="ce40" office:value-type="float" office:value="940" calcext:value-type="float">
            <text:p>940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83" calcext:value-type="float">
            <text:p>1,583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187" calcext:value-type="float">
            <text:p>187</text:p>
          </table:table-cell>
          <table:table-cell table:style-name="ce40" office:value-type="float" office:value="138" calcext:value-type="float">
            <text:p>138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9" calcext:value-type="float">
            <text:p>219</text:p>
          </table:table-cell>
          <table:table-cell table:style-name="ce40" office:value-type="float" office:value="940" calcext:value-type="float">
            <text:p>94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26" calcext:value-type="float">
            <text:p>26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707" calcext:value-type="float">
            <text:p>707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427" calcext:value-type="float">
            <text:p>42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86" calcext:value-type="float">
            <text:p>686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427" calcext:value-type="float">
            <text:p>42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21" calcext:value-type="float">
            <text:p>21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902" calcext:value-type="float">
            <text:p>90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513" calcext:value-type="float">
            <text:p>51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7" calcext:value-type="float">
            <text:p>89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513" calcext:value-type="float">
            <text:p>51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5" calcext:value-type="float">
            <text:p>5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7424" calcext:value-type="float">
            <text:p>7,424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1316" calcext:value-type="float">
            <text:p>1,316</text:p>
          </table:table-cell>
          <table:table-cell table:style-name="ce40" office:value-type="float" office:value="550" calcext:value-type="float">
            <text:p>550</text:p>
          </table:table-cell>
          <table:table-cell table:style-name="ce40" office:value-type="float" office:value="213" calcext:value-type="float">
            <text:p>213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182" calcext:value-type="float">
            <text:p>18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41" calcext:value-type="float">
            <text:p>1,041</text:p>
          </table:table-cell>
          <table:table-cell table:style-name="ce40" office:value-type="float" office:value="3560" calcext:value-type="float">
            <text:p>3,560</text:p>
          </table:table-cell>
          <table:table-cell table:style-name="ce40" office:value-type="float" office:value="187" calcext:value-type="float">
            <text:p>18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807" calcext:value-type="float">
            <text:p>6,807</text:p>
          </table:table-cell>
          <table:table-cell table:style-name="ce40" office:value-type="float" office:value="228" calcext:value-type="float">
            <text:p>228</text:p>
          </table:table-cell>
          <table:table-cell table:style-name="ce40" office:value-type="float" office:value="981" calcext:value-type="float">
            <text:p>981</text:p>
          </table:table-cell>
          <table:table-cell table:style-name="ce40" office:value-type="float" office:value="530" calcext:value-type="float">
            <text:p>53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6" calcext:value-type="float">
            <text:p>16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97" calcext:value-type="float">
            <text:p>897</text:p>
          </table:table-cell>
          <table:table-cell table:style-name="ce40" office:value-type="float" office:value="3560" calcext:value-type="float">
            <text:p>3,56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617" calcext:value-type="float">
            <text:p>617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office:string-value="桃園縣" calcext:value-type="string">
            <text:p><text:s/>桃園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3345" calcext:value-type="float">
            <text:p>3,345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614" calcext:value-type="float">
            <text:p>614</text:p>
          </table:table-cell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1" calcext:value-type="float">
            <text:p>471</text:p>
          </table:table-cell>
          <table:table-cell table:style-name="ce41" office:value-type="float" office:value="1559" calcext:value-type="float">
            <text:p>1,55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22" calcext:value-type="float">
            <text:p>3,022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416" calcext:value-type="float">
            <text:p>416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7" calcext:value-type="float">
            <text:p>427</text:p>
          </table:table-cell>
          <table:table-cell table:style-name="ce41" office:value-type="float" office:value="1559" calcext:value-type="float">
            <text:p>1,559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323" calcext:value-type="float">
            <text:p>323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4079" calcext:value-type="float">
            <text:p>4,079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702" calcext:value-type="float">
            <text:p>702</text:p>
          </table:table-cell>
          <table:table-cell table:style-name="ce42" office:value-type="float" office:value="269" calcext:value-type="float">
            <text:p>269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0" calcext:value-type="float">
            <text:p>570</text:p>
          </table:table-cell>
          <table:table-cell table:style-name="ce42" office:value-type="float" office:value="2001" calcext:value-type="float">
            <text:p>2,001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85" calcext:value-type="float">
            <text:p>3,785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565" calcext:value-type="float">
            <text:p>565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0" calcext:value-type="float">
            <text:p>470</text:p>
          </table:table-cell>
          <table:table-cell table:style-name="ce42" office:value-type="float" office:value="2001" calcext:value-type="float">
            <text:p>2,00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294" calcext:value-type="float">
            <text:p>294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826" calcext:value-type="float">
            <text:p>1,826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36" calcext:value-type="float">
            <text:p>736</text:p>
          </table:table-cell>
          <table:table-cell table:style-name="ce40" office:value-type="float" office:value="571" calcext:value-type="float">
            <text:p>571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63" calcext:value-type="float">
            <text:p>1,463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60" calcext:value-type="float">
            <text:p>560</text:p>
          </table:table-cell>
          <table:table-cell table:style-name="ce40" office:value-type="float" office:value="571" calcext:value-type="float">
            <text:p>57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363" calcext:value-type="float">
            <text:p>363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849" calcext:value-type="float">
            <text:p>849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9" calcext:value-type="float">
            <text:p>359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1" calcext:value-type="float">
            <text:p>63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254" calcext:value-type="float">
            <text:p>25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218" calcext:value-type="float">
            <text:p>218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977" calcext:value-type="float">
            <text:p>97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77" calcext:value-type="float">
            <text:p>377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2" calcext:value-type="float">
            <text:p>832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2" table:style-name="ce42" office:value-type="float" office:value="46" calcext:value-type="float">
            <text:p>46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8" calcext:value-type="float">
            <text:p>328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145" calcext:value-type="float">
            <text:p>145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359" calcext:value-type="float">
            <text:p>1,359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48" calcext:value-type="float">
            <text:p>348</text:p>
          </table:table-cell>
          <table:table-cell table:style-name="ce40" office:value-type="float" office:value="498" calcext:value-type="float">
            <text:p>49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61" calcext:value-type="float">
            <text:p>1,261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40" calcext:value-type="float">
            <text:p>340</text:p>
          </table:table-cell>
          <table:table-cell table:style-name="ce40" office:value-type="float" office:value="498" calcext:value-type="float">
            <text:p>49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98" calcext:value-type="float">
            <text:p>98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94" calcext:value-type="float">
            <text:p>59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1" calcext:value-type="float">
            <text:p>55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229" calcext:value-type="float">
            <text:p>22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43" calcext:value-type="float">
            <text:p>43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765" calcext:value-type="float">
            <text:p>76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269" calcext:value-type="float">
            <text:p>26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0" calcext:value-type="float">
            <text:p>71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269" calcext:value-type="float">
            <text:p>26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55" calcext:value-type="float">
            <text:p>55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715" calcext:value-type="float">
            <text:p>2,715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437" calcext:value-type="float">
            <text:p>437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9" calcext:value-type="float">
            <text:p>369</text:p>
          </table:table-cell>
          <table:table-cell table:style-name="ce40" office:value-type="float" office:value="1469" calcext:value-type="float">
            <text:p>1,469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144" calcext:value-type="float">
            <text:p>3,144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665" calcext:value-type="float">
            <text:p>665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36" calcext:value-type="float">
            <text:p>436</text:p>
          </table:table-cell>
          <table:table-cell table:style-name="ce40" office:value-type="float" office:value="1469" calcext:value-type="float">
            <text:p>1,46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429" calcext:value-type="float">
            <text:p><text:s text:c="7"/>－429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097" calcext:value-type="float">
            <text:p>1,09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616" calcext:value-type="float">
            <text:p>616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307" calcext:value-type="float">
            <text:p>1,307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2" calcext:value-type="float">
            <text:p>172</text:p>
          </table:table-cell>
          <table:table-cell table:style-name="ce41" office:value-type="float" office:value="616" calcext:value-type="float">
            <text:p>61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10" calcext:value-type="float">
            <text:p><text:s text:c="7"/>－210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618" calcext:value-type="float">
            <text:p>1,618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63" calcext:value-type="float">
            <text:p>263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2" calcext:value-type="float">
            <text:p>222</text:p>
          </table:table-cell>
          <table:table-cell table:style-name="ce42" office:value-type="float" office:value="853" calcext:value-type="float">
            <text:p>853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37" calcext:value-type="float">
            <text:p>1,83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397" calcext:value-type="float">
            <text:p>39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4" calcext:value-type="float">
            <text:p>264</text:p>
          </table:table-cell>
          <table:table-cell table:style-name="ce42" office:value-type="float" office:value="853" calcext:value-type="float">
            <text:p>85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19" calcext:value-type="float">
            <text:p><text:s text:c="7"/>－219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145" calcext:value-type="float">
            <text:p>1,145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9" calcext:value-type="float">
            <text:p>329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7" calcext:value-type="float">
            <text:p>237</text:p>
          </table:table-cell>
          <table:table-cell table:style-name="ce40" office:value-type="float" office:value="348" calcext:value-type="float">
            <text:p>348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41" calcext:value-type="float">
            <text:p>1,241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368" calcext:value-type="float">
            <text:p>36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5" calcext:value-type="float">
            <text:p>265</text:p>
          </table:table-cell>
          <table:table-cell table:style-name="ce40" office:value-type="float" office:value="348" calcext:value-type="float">
            <text:p>34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96" calcext:value-type="float">
            <text:p><text:s text:c="7"/>－96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91" calcext:value-type="float">
            <text:p>49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2" table:style-name="ce41" office:value-type="float" office:value="32" calcext:value-type="float">
            <text:p>32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55" calcext:value-type="float">
            <text:p>15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1" calcext:value-type="float">
            <text:p><text:s text:c="7"/>－21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654" calcext:value-type="float">
            <text:p>65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9" calcext:value-type="float">
            <text:p>72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27" calcext:value-type="float">
            <text:p>22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193" calcext:value-type="float">
            <text:p>19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75" calcext:value-type="float">
            <text:p><text:s text:c="7"/>－75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461" calcext:value-type="float">
            <text:p>1,461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09" calcext:value-type="float">
            <text:p>309</text:p>
          </table:table-cell>
          <table:table-cell table:style-name="ce40" office:value-type="float" office:value="528" calcext:value-type="float">
            <text:p>528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52" calcext:value-type="float">
            <text:p>1,55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190" calcext:value-type="float">
            <text:p>190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75" calcext:value-type="float">
            <text:p>375</text:p>
          </table:table-cell>
          <table:table-cell table:style-name="ce40" office:value-type="float" office:value="528" calcext:value-type="float">
            <text:p>52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91" calcext:value-type="float">
            <text:p><text:s text:c="7"/>－91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19" calcext:value-type="float">
            <text:p>6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30" calcext:value-type="float">
            <text:p>3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0" calcext:value-type="float">
            <text:p>67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230" calcext:value-type="float">
            <text:p>23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51" calcext:value-type="float">
            <text:p><text:s text:c="7"/>－51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842" calcext:value-type="float">
            <text:p>84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298" calcext:value-type="float">
            <text:p>298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2" calcext:value-type="float">
            <text:p>88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298" calcext:value-type="float">
            <text:p>29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40" calcext:value-type="float">
            <text:p><text:s text:c="7"/>－40</text:p>
          </table:table-cell>
          <table:table-cell table:style-name="ce68" table:number-columns-repeated="993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358" calcext:value-type="float">
            <text:p>1,358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01" calcext:value-type="float">
            <text:p>501</text:p>
          </table:table-cell>
          <table:table-cell table:style-name="ce40" office:value-type="float" office:value="408" calcext:value-type="float">
            <text:p>408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94" calcext:value-type="float">
            <text:p>1,494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140" calcext:value-type="float">
            <text:p>140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82" calcext:value-type="float">
            <text:p>582</text:p>
          </table:table-cell>
          <table:table-cell table:style-name="ce40" office:value-type="float" office:value="408" calcext:value-type="float">
            <text:p>40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136" calcext:value-type="float">
            <text:p><text:s text:c="7"/>－136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02" calcext:value-type="float">
            <text:p>602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13" calcext:value-type="float">
            <text:p>613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183" calcext:value-type="float">
            <text:p>18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1" calcext:value-type="float">
            <text:p><text:s text:c="7"/>－11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756" calcext:value-type="float">
            <text:p>75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1" calcext:value-type="float">
            <text:p>88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1" calcext:value-type="float">
            <text:p>351</text:p>
          </table:table-cell>
          <table:table-cell table:style-name="ce42" office:value-type="float" office:value="225" calcext:value-type="float">
            <text:p>22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25" calcext:value-type="float">
            <text:p><text:s text:c="7"/>－125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797" calcext:value-type="float">
            <text:p>1,797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419" calcext:value-type="float">
            <text:p>4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float" office:value="806" calcext:value-type="float">
            <text:p>806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39" calcext:value-type="float">
            <text:p>2,039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547" calcext:value-type="float">
            <text:p>54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806" calcext:value-type="float">
            <text:p>80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242" calcext:value-type="float">
            <text:p><text:s text:c="7"/>－242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777" calcext:value-type="float">
            <text:p>77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327" calcext:value-type="float">
            <text:p>32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4" calcext:value-type="float">
            <text:p>874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327" calcext:value-type="float">
            <text:p>32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97" calcext:value-type="float">
            <text:p><text:s text:c="7"/>－97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020" calcext:value-type="float">
            <text:p>1,02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479" calcext:value-type="float">
            <text:p>479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65" calcext:value-type="float">
            <text:p>1,16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479" calcext:value-type="float">
            <text:p>47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45" calcext:value-type="float">
            <text:p><text:s text:c="7"/>－145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571" calcext:value-type="float">
            <text:p>571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192" calcext:value-type="float">
            <text:p>192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36" calcext:value-type="float">
            <text:p>636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192" calcext:value-type="float">
            <text:p>19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65" calcext:value-type="float">
            <text:p><text:s text:c="7"/>－65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266" calcext:value-type="float">
            <text:p>266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91" calcext:value-type="float">
            <text:p>9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42" calcext:value-type="float">
            <text:p><text:s text:c="7"/>－42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8" calcext:value-type="float">
            <text:p>32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101" calcext:value-type="float">
            <text:p>10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3" calcext:value-type="float">
            <text:p><text:s text:c="7"/>－23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127" calcext:value-type="float">
            <text:p>1,127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631" calcext:value-type="float">
            <text:p>631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94" calcext:value-type="float">
            <text:p>1,194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7" calcext:value-type="float">
            <text:p>217</text:p>
          </table:table-cell>
          <table:table-cell table:style-name="ce40" office:value-type="float" office:value="631" calcext:value-type="float">
            <text:p>63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67" calcext:value-type="float">
            <text:p><text:s text:c="7"/>－67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38" calcext:value-type="float">
            <text:p>53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303" calcext:value-type="float">
            <text:p>30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5" calcext:value-type="float">
            <text:p>555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03" calcext:value-type="float">
            <text:p>30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7" calcext:value-type="float">
            <text:p><text:s text:c="7"/>－17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589" calcext:value-type="float">
            <text:p>58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328" calcext:value-type="float">
            <text:p>32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9" calcext:value-type="float">
            <text:p>63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328" calcext:value-type="float">
            <text:p>32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50" calcext:value-type="float">
            <text:p><text:s text:c="7"/>－50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369" calcext:value-type="float">
            <text:p>36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2" table:style-name="ce40" office:value-type="float" office:value="18" calcext:value-type="float">
            <text:p>18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71" calcext:value-type="float">
            <text:p>71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65" calcext:value-type="float">
            <text:p>6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2" calcext:value-type="float">
            <text:p>3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2" calcext:value-type="float">
            <text:p>3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66" calcext:value-type="float">
            <text:p>66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5" calcext:value-type="float">
            <text:p>5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227" calcext:value-type="float">
            <text:p>1,227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270" calcext:value-type="float">
            <text:p>270</text:p>
          </table:table-cell>
          <table:table-cell table:style-name="ce40" office:value-type="float" office:value="140" calcext:value-type="float">
            <text:p>14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8" calcext:value-type="float">
            <text:p>128</text:p>
          </table:table-cell>
          <table:table-cell table:style-name="ce40" office:value-type="float" office:value="574" calcext:value-type="float">
            <text:p>574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72" calcext:value-type="float">
            <text:p>1,372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307" calcext:value-type="float">
            <text:p>307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574" calcext:value-type="float">
            <text:p>57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145" calcext:value-type="float">
            <text:p><text:s text:c="7"/>－145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46" calcext:value-type="float">
            <text:p>546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90" calcext:value-type="float">
            <text:p>59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254" calcext:value-type="float">
            <text:p>25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44" calcext:value-type="float">
            <text:p><text:s text:c="7"/>－44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681" calcext:value-type="float">
            <text:p>68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2" calcext:value-type="float">
            <text:p>78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320" calcext:value-type="float">
            <text:p>32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01" calcext:value-type="float">
            <text:p><text:s text:c="7"/>－101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637" calcext:value-type="float">
            <text:p>1,637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96" calcext:value-type="float">
            <text:p>596</text:p>
          </table:table-cell>
          <table:table-cell table:style-name="ce40" office:value-type="float" office:value="626" calcext:value-type="float">
            <text:p>626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07" calcext:value-type="float">
            <text:p>1,507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07" calcext:value-type="float">
            <text:p>507</text:p>
          </table:table-cell>
          <table:table-cell table:style-name="ce40" office:value-type="float" office:value="626" calcext:value-type="float">
            <text:p>6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62" office:value-type="float" office:value="130" calcext:value-type="float">
            <text:p>130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734" calcext:value-type="float">
            <text:p>734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273" calcext:value-type="float">
            <text:p>273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20" calcext:value-type="float">
            <text:p>720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7" calcext:value-type="float">
            <text:p>267</text:p>
          </table:table-cell>
          <table:table-cell table:style-name="ce41" office:value-type="float" office:value="273" calcext:value-type="float">
            <text:p>27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4" calcext:value-type="float">
            <text:p>14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903" calcext:value-type="float">
            <text:p>90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5" calcext:value-type="float">
            <text:p>335</text:p>
          </table:table-cell>
          <table:table-cell table:style-name="ce42" office:value-type="float" office:value="353" calcext:value-type="float">
            <text:p>35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7" calcext:value-type="float">
            <text:p>78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0" calcext:value-type="float">
            <text:p>240</text:p>
          </table:table-cell>
          <table:table-cell table:style-name="ce42" office:value-type="float" office:value="353" calcext:value-type="float">
            <text:p>3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116" calcext:value-type="float">
            <text:p>116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887" calcext:value-type="float">
            <text:p>887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11" calcext:value-type="float">
            <text:p>411</text:p>
          </table:table-cell>
          <table:table-cell table:style-name="ce40" office:value-type="float" office:value="237" calcext:value-type="float">
            <text:p>237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15" calcext:value-type="float">
            <text:p>1,015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46" calcext:value-type="float">
            <text:p>446</text:p>
          </table:table-cell>
          <table:table-cell table:style-name="ce40" office:value-type="float" office:value="237" calcext:value-type="float">
            <text:p>23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-128" calcext:value-type="float">
            <text:p><text:s text:c="7"/>－128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8" calcext:value-type="float">
            <text:p>1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98" calcext:value-type="float">
            <text:p>9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79" calcext:value-type="float">
            <text:p><text:s text:c="7"/>－79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519" calcext:value-type="float">
            <text:p>51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8" calcext:value-type="float">
            <text:p>56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49" calcext:value-type="float">
            <text:p><text:s text:c="7"/>－49</text:p>
          </table:table-cell>
          <table:table-cell table:style-name="ce68" table:number-columns-repeated="993"/>
        </table:table-row>
        <table:table-row table:style-name="ro7">
          <table:table-cell table:style-name="ce14"/>
          <table:table-cell table:style-name="ce24" office:value-type="string" calcext:value-type="string">
            <text:p>計</text:p>
          </table:table-cell>
          <table:table-cell table:style-name="ce37" office:value-type="float" office:value="1041" calcext:value-type="float">
            <text:p>1,04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324" calcext:value-type="float">
            <text:p>324</text:p>
          </table:table-cell>
          <table:table-cell table:number-columns-repeated="3" table:style-name="ce37" office:value-type="float" office:value="0" calcext:value-type="float">
            <text:p>-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2" table:style-name="ce37" office:value-type="float" office:value="15" calcext:value-type="float">
            <text:p>1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8" calcext:value-type="float">
            <text:p>68</text:p>
          </table:table-cell>
          <table:table-cell table:number-columns-repeated="3" table:style-name="ce37" office:value-type="float" office:value="0" calcext:value-type="float">
            <text:p>-</text:p>
          </table:table-cell>
          <table:table-cell table:style-name="ce37" office:value-type="float" office:value="151" calcext:value-type="float">
            <text:p>15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59" office:value-type="float" office:value="703" calcext:value-type="float">
            <text:p>703</text:p>
          </table:table-cell>
          <table:table-cell table:style-name="ce68" table:number-columns-repeated="993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582" calcext:value-type="float">
            <text:p>582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180" calcext:value-type="float">
            <text:p>180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8" calcext:value-type="float">
            <text:p>188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8" calcext:value-type="float">
            <text:p>8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36" calcext:value-type="float">
            <text:p>36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82" calcext:value-type="float">
            <text:p>8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394" calcext:value-type="float">
            <text:p>394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6" office:value-type="string" calcext:value-type="string">
            <text:p>女</text:p>
          </table:table-cell>
          <table:table-cell table:style-name="ce39" office:value-type="float" office:value="459" calcext:value-type="float">
            <text:p>45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144" calcext:value-type="float">
            <text:p>144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3"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69" calcext:value-type="float">
            <text:p>6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309" calcext:value-type="float">
            <text:p>309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895" calcext:value-type="float">
            <text:p>895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268" calcext:value-type="float">
            <text:p>268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38" calcext:value-type="float">
            <text:p>138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38" calcext:value-type="float">
            <text:p>13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597" calcext:value-type="float">
            <text:p>597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92" calcext:value-type="float">
            <text:p>49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45" calcext:value-type="float">
            <text:p>14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5" calcext:value-type="float">
            <text:p>7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328" calcext:value-type="float">
            <text:p>328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403" calcext:value-type="float">
            <text:p>40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23" calcext:value-type="float">
            <text:p>12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3" calcext:value-type="float">
            <text:p>6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269" calcext:value-type="float">
            <text:p>269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106" calcext:value-type="float">
            <text:p>106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office:string-value="連江縣" calcext:value-type="string">
            <text:p><text:s/>連江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35" calcext:value-type="float">
            <text:p>3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66" calcext:value-type="float">
            <text:p>66</text:p>
          </table:table-cell>
          <table:table-cell table:style-name="ce68" table:number-columns-repeated="993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40" calcext:value-type="float">
            <text:p>40</text:p>
          </table:table-cell>
          <table:table-cell table:style-name="ce68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0" table:number-columns-repeated="4"/>
          <table:table-cell table:style-name="ce65" office:value-type="string" calcext:value-type="string">
            <text:p>內政部戶政司 民國102年1月7日編製</text:p>
          </table:table-cell>
          <table:table-cell table:number-columns-repeated="993"/>
        </table:table-row>
        <table:table-row table:style-name="ro5">
          <table:table-cell table:style-name="ce16" office:value-type="string" calcext:value-type="string">
            <text:p><text:s text:c="11"/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<text:s text:c="11"/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6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7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c62/02%E6%80%A7%E6%AF%94%E4%BE%8B&amp;%E4%BA%BA%E5%8F%A3%E5%AF%86%E5%BA%A6-101.12.xls'#$''.$G$5]"/>
        <table:named-expression table:name="出生" table:base-cell-address="$遷徙.$A$1" table:expression="['file:///D:/123/c62/02%E6%80%A7%E6%AF%94%E4%BE%8B&amp;%E4%BA%BA%E5%8F%A3%E5%AF%86%E5%BA%A6-101.12.xls'#$''.$V$14:.$V$34]"/>
        <table:named-expression table:name="月底人口數" table:base-cell-address="$遷徙.$A$1" table:expression="['file:///D:/123/c62/02%E6%80%A7%E6%AF%94%E4%BE%8B&amp;%E4%BA%BA%E5%8F%A3%E5%AF%86%E5%BA%A6-101.12.xls'#$''.$AT$14:.$AU$34]"/>
        <table:named-expression table:name="死亡" table:base-cell-address="$遷徙.$A$1" table:expression="['file:///D:/123/c62/02%E6%80%A7%E6%AF%94%E4%BE%8B&amp;%E4%BA%BA%E5%8F%A3%E5%AF%86%E5%BA%A6-101.12.xls'#$''.$Y$14:.$Y$34]"/>
        <table:named-expression table:name="結婚" table:base-cell-address="$遷徙.$A$1" table:expression="['file:///D:/123/c62/02%E6%80%A7%E6%AF%94%E4%BE%8B&amp;%E4%BA%BA%E5%8F%A3%E5%AF%86%E5%BA%A6-101.12.xls'#$''.$L$14:.$L$34]"/>
        <table:named-expression table:name="鄰數戶數" table:base-cell-address="$遷徙.$A$1" table:expression="['file:///D:/123/c62/02%E6%80%A7%E6%AF%94%E4%BE%8B&amp;%E4%BA%BA%E5%8F%A3%E5%AF%86%E5%BA%A6-101.12.xls'#$''.$AQ$14:.$AR$34]"/>
        <table:named-expression table:name="離婚" table:base-cell-address="$遷徙.$A$1" table:expression="['file:///D:/123/c62/02%E6%80%A7%E6%AF%94%E4%BE%8B&amp;%E4%BA%BA%E5%8F%A3%E5%AF%86%E5%BA%A6-101.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1-10T17:48:37</meta:creation-date>
    <dc:creator>user</dc:creator>
    <dc:date>2013-01-10T17:49:15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